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fo:font-size="16pt" fo:font-style="italic" officeooo:rsid="00118aef" officeooo:paragraph-rsid="00118aef" style:font-size-asian="16pt" style:font-style-asian="italic" style:font-size-complex="16pt" style:font-style-complex="italic"/>
    </style:style>
    <style:style style:name="P3" style:family="paragraph" style:parent-style-name="Standard">
      <style:text-properties style:font-name="Calibri" officeooo:rsid="00110ca8"/>
    </style:style>
    <style:style style:name="P4" style:family="paragraph" style:parent-style-name="Standard">
      <style:text-properties officeooo:paragraph-rsid="00139f77"/>
    </style:style>
    <style:style style:name="P5" style:family="paragraph" style:parent-style-name="Standard" style:master-page-name="">
      <style:paragraph-properties style:page-number="auto" fo:background-color="transparent" style:shadow="none">
        <style:background-image/>
      </style:paragraph-properties>
      <style:text-properties style:font-name="Calibri" fo:font-size="72pt" officeooo:rsid="00110ca8" officeooo:paragraph-rsid="00110ca8" style:font-size-asian="72pt" style:font-size-complex="72pt"/>
    </style:style>
    <style:style style:name="P6" style:family="paragraph" style:parent-style-name="Standard">
      <style:text-properties style:font-name="Calibri"/>
    </style:style>
    <style:style style:name="P7" style:family="paragraph" style:parent-style-name="Standard">
      <style:text-properties style:font-name="Calibri" officeooo:paragraph-rsid="00139f77"/>
    </style:style>
    <style:style style:name="P8" style:family="paragraph" style:parent-style-name="Standard">
      <style:text-properties style:font-name="Calibri" fo:font-size="10pt" officeooo:rsid="00110ca8" officeooo:paragraph-rsid="00141549" style:font-size-asian="10pt" style:font-size-complex="10pt"/>
    </style:style>
    <style:style style:name="T1" style:family="text">
      <style:text-properties fo:font-variant="normal" fo:text-transform="none" fo:color="#000000" style:text-line-through-style="none" style:font-name="Georgia" fo:font-size="9pt" fo:font-style="normal" style:text-underline-style="none" fo:font-weight="normal" style:text-blinking="false" fo:background-color="transparent"/>
    </style:style>
    <style:style style:name="T2" style:family="text">
      <style:text-properties style:font-name="Calibri"/>
    </style:style>
    <style:style style:name="T3" style:family="text">
      <style:text-properties officeooo:rsid="00141549"/>
    </style:style>
    <style:style style:name="T4" style:family="text">
      <style:text-properties officeooo:rsid="0014b62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3">New Freestyle Competition</text:span></text:p>
      <text:p text:style-name="P5">X-Style</text:p>
      <text:p text:style-name="P2">Got a cool Trick? Show it!</text:p>
      <text:p text:style-name="P3"/>
      <text:p text:style-name="P1"><text:bookmark text:name="docs-internal-guid-5cce781b-377e-ab28-ff4a-d484daf69272"/>Felix and gossi are developing a new competition for freestylers. It’s all about skills, neither dismounts nor presentation are judged. This creates space for new, unfinished, risky and unsafe skills, which are just too fresh to show in a freestyle competition. Other riders should get inspired instantly. This new discipline finally allows to show off those skills in competition.</text:p>
      <text:p text:style-name="P1"/>
      <text:p text:style-name="P1">New skills? Old skills in new variations? Show some extraordinary skills in new and unseen combinations, aiming the highest possible niveau. Not the Hopping on Wheel everybody knows, but the Hopping on Wheel where arms touch the tire and feet grab the seat. Surprise the audience, so their minds <text:span text:style-name="T4">are</text:span> still blown away two hours after the competition has finished.</text:p>
      <text:p text:style-name="P1"/>
      <text:p text:style-name="P1">Each rider got 2 minutes for his run. Dismounts and mistakes are ignored. Each participant is rider and judge at the same time.</text:p>
      <text:p text:style-name="Standard"><text:span text:style-name="T2"><text:line-break/>As the competition is still under development, we need many great ideas.</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eorgia" svg:font-family="Georgia"/>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6T11:27:35</meta:creation-date>
    <dc:date>2013-04-23T17:25:17</dc:date>
    <meta:editing-duration>PT2M22S</meta:editing-duration>
    <meta:editing-cycles>5</meta:editing-cycles>
    <meta:generator>LibreOffice/4.0.2.2$MacOSX_x86 LibreOffice_project/4c82dcdd6efcd48b1d8bba66bfe1989deee49c3</meta:generator>
    <meta:document-statistic meta:table-count="0" meta:image-count="0" meta:object-count="0" meta:page-count="1" meta:paragraph-count="7" meta:word-count="164" meta:character-count="1002" meta:non-whitespace-character-count="843"/>
  </office:meta>
</office:document-meta>
</file>